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1" style:family="text">
      <style:text-properties style:font-name="DejaVu San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llon, Lascoumes, Barthe</text:p>
      <text:p text:style-name="Standard">Agir dans un monde incertain. Essai sure la d<text:span text:style-name="T1">é</text:span>mocratie techniqu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GB" style:font-size-complex="12pt" style:language-complex="en" style:country-complex="GB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1" style:font-size-asian="12pt" style:language-asian="en" style:country-asian="GB" style:font-name-complex="DejaVu Sans1" style:font-size-complex="12pt" style:language-complex="en" style:country-complex="GB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6-22T10:18:10</meta:creation-date>
    <dc:date>2007-06-22T11:44:53</dc:date>
    <dc:language>en-GB</dc:language>
    <meta:editing-cycles>2</meta:editing-cycles>
    <meta:editing-duration>PT1H26M4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13" meta:character-count="89"/>
  </office:meta>
</office:document-meta>
</file>